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officeooo:rsid="0017e445" officeooo:paragraph-rsid="0017e445" style:font-size-asian="14pt" style:font-size-complex="14pt"/>
    </style:style>
    <style:style style:name="P4" style:family="paragraph" style:parent-style-name="Standard">
      <style:paragraph-properties fo:text-align="justify" style:justify-single-word="false"/>
      <style:text-properties fo:font-size="14pt" officeooo:rsid="0017e445" officeooo:paragraph-rsid="0018e72a" style:font-size-asian="14pt" style:font-size-complex="14pt"/>
    </style:style>
    <style:style style:name="P5" style:family="paragraph" style:parent-style-name="Standard">
      <style:paragraph-properties fo:text-align="justify" style:justify-single-word="false"/>
      <style:text-properties fo:font-size="14pt" officeooo:rsid="0017e445" officeooo:paragraph-rsid="001f229a" style:font-size-asian="14pt" style:font-size-complex="14pt"/>
    </style:style>
    <style:style style:name="P6" style:family="paragraph" style:parent-style-name="Standard">
      <style:paragraph-properties fo:text-align="justify" style:justify-single-word="false"/>
      <style:text-properties fo:font-size="14pt" officeooo:rsid="0017e445" officeooo:paragraph-rsid="0025e5f8" style:font-size-asian="14pt" style:font-size-complex="14pt"/>
    </style:style>
    <style:style style:name="P7" style:family="paragraph" style:parent-style-name="Standard">
      <style:paragraph-properties fo:text-align="justify" style:justify-single-word="false"/>
      <style:text-properties fo:font-size="14pt" officeooo:rsid="0017e445" officeooo:paragraph-rsid="00267456" style:font-size-asian="14pt" style:font-size-complex="14pt"/>
    </style:style>
    <style:style style:name="P8" style:family="paragraph" style:parent-style-name="Standard">
      <style:paragraph-properties fo:text-align="justify" style:justify-single-word="false"/>
      <style:text-properties fo:font-size="14pt" officeooo:rsid="00180bfb" officeooo:paragraph-rsid="0018e72a" style:font-size-asian="14pt" style:font-size-complex="14pt"/>
    </style:style>
    <style:style style:name="P9" style:family="paragraph" style:parent-style-name="Standard">
      <style:paragraph-properties fo:text-align="justify" style:justify-single-word="false"/>
      <style:text-properties fo:font-size="14pt" officeooo:rsid="001cc5fb" officeooo:paragraph-rsid="001cc5fb" style:font-size-asian="14pt" style:font-size-complex="14pt"/>
    </style:style>
    <style:style style:name="P10" style:family="paragraph" style:parent-style-name="Standard">
      <style:paragraph-properties fo:text-align="justify" style:justify-single-word="false"/>
      <style:text-properties fo:font-size="14pt" officeooo:rsid="001f229a" officeooo:paragraph-rsid="001f229a" style:font-size-asian="14pt" style:font-size-complex="14pt"/>
    </style:style>
    <style:style style:name="P11" style:family="paragraph" style:parent-style-name="Standard">
      <style:paragraph-properties fo:text-align="justify" style:justify-single-word="false"/>
      <style:text-properties fo:font-size="14pt" officeooo:rsid="0025e5f8" officeooo:paragraph-rsid="0025e5f8" style:font-size-asian="14pt" style:font-size-complex="14pt"/>
    </style:style>
    <style:style style:name="P12" style:family="paragraph" style:parent-style-name="Standard">
      <style:paragraph-properties fo:text-align="justify" style:justify-single-word="false"/>
      <style:text-properties fo:font-size="14pt" style:text-underline-style="none" style:font-size-asian="14pt" style:font-size-complex="14pt"/>
    </style:style>
    <style:style style:name="P13" style:family="paragraph" style:parent-style-name="Standard">
      <style:paragraph-properties fo:text-align="justify" style:justify-single-word="false"/>
      <style:text-properties fo:font-size="22pt" style:font-size-asian="22pt" style:font-size-complex="22pt"/>
    </style:style>
    <style:style style:name="P14"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15" style:family="paragraph" style:parent-style-name="Standard">
      <style:paragraph-properties fo:text-align="justify" style:justify-single-word="false"/>
      <style:text-properties fo:font-size="22pt" fo:font-weight="bold" officeooo:paragraph-rsid="00257f2a" style:font-size-asian="22pt" style:font-weight-asian="bold" style:font-size-complex="22pt"/>
    </style:style>
    <style:style style:name="P16"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cc5fb"/>
    </style:style>
    <style:style style:name="P20" style:family="paragraph" style:parent-style-name="Standard">
      <style:paragraph-properties fo:text-align="justify" style:justify-single-word="false"/>
      <style:text-properties officeooo:paragraph-rsid="001d22b2"/>
    </style:style>
    <style:style style:name="P21" style:family="paragraph" style:parent-style-name="Standard">
      <style:paragraph-properties fo:text-align="justify" style:justify-single-word="false"/>
      <style:text-properties officeooo:paragraph-rsid="001f229a"/>
    </style:style>
    <style:style style:name="P22" style:family="paragraph" style:parent-style-name="Standard">
      <style:paragraph-properties fo:text-align="justify" style:justify-single-word="false"/>
      <style:text-properties officeooo:paragraph-rsid="001fe424"/>
    </style:style>
    <style:style style:name="P23"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24" style:family="paragraph" style:parent-style-name="Standard">
      <style:paragraph-properties fo:text-align="justify" style:justify-single-word="false"/>
      <style:text-properties fo:font-weight="bold" style:font-weight-asian="bold"/>
    </style:style>
    <style:style style:name="P25"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26" style:family="paragraph" style:parent-style-name="Standard">
      <style:paragraph-properties fo:text-align="justify" style:justify-single-word="false" fo:break-before="page"/>
      <style:text-properties fo:font-size="36pt" style:text-underline-style="solid" style:text-underline-width="auto" style:text-underline-color="font-color" fo:font-weight="bold" officeooo:rsid="0017e445" officeooo:paragraph-rsid="0018e72a" style:font-size-asian="36pt" style:font-weight-asian="bold" style:font-size-complex="36pt"/>
    </style:style>
    <style:style style:name="P27"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28" style:family="paragraph" style:parent-style-name="Standard">
      <style:paragraph-properties fo:text-align="justify" style:justify-single-word="false"/>
      <style:text-properties fo:font-size="14pt" officeooo:rsid="0017e445" officeooo:paragraph-rsid="00267456" style:font-size-asian="14pt" style:font-size-complex="14pt"/>
    </style:style>
    <style:style style:name="P2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7e445" officeooo:paragraph-rsid="002c3293"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6pt" style:text-underline-style="none" fo:font-weight="normal" officeooo:rsid="002c3293" officeooo:paragraph-rsid="002c3293"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fo:font-size="16pt" style:text-underline-style="none" fo:font-weight="normal" officeooo:rsid="002dfb50" officeooo:paragraph-rsid="002dfb50" style:font-size-asian="16pt" style:font-weight-asian="normal" style:font-size-complex="16pt" style:font-weight-complex="normal"/>
    </style:style>
    <style:style style:name="P32" style:family="paragraph" style:parent-style-name="Standard" style:list-style-name="L1">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33" style:family="paragraph" style:parent-style-name="Standard" style:list-style-name="L2">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T1" style:family="text">
      <style:text-properties fo:font-size="14pt" officeooo:rsid="001cc5fb" style:font-size-asian="14pt" style:font-size-complex="14pt"/>
    </style:style>
    <style:style style:name="T2" style:family="text">
      <style:text-properties fo:font-size="14pt" officeooo:rsid="001d22b2" style:font-size-asian="14pt" style:font-size-complex="14pt"/>
    </style:style>
    <style:style style:name="T3" style:family="text">
      <style:text-properties fo:font-size="14pt" officeooo:rsid="001f229a" style:font-size-asian="14pt" style:font-size-complex="14pt"/>
    </style:style>
    <style:style style:name="T4" style:family="text">
      <style:text-properties fo:font-size="14pt" officeooo:rsid="001fe424" style:font-size-asian="14pt" style:font-size-complex="14pt"/>
    </style:style>
    <style:style style:name="T5" style:family="text">
      <style:text-properties fo:font-size="14pt" officeooo:rsid="0027b93e" style:font-size-asian="14pt" style:font-size-complex="14pt"/>
    </style:style>
    <style:style style:name="T6" style:family="text">
      <style:text-properties officeooo:rsid="00180bfb"/>
    </style:style>
    <style:style style:name="T7" style:family="text">
      <style:text-properties style:text-underline-style="none"/>
    </style:style>
    <style:style style:name="T8" style:family="text">
      <style:text-properties fo:font-size="18pt" style:text-underline-style="solid" style:text-underline-width="auto" style:text-underline-color="font-color" style:font-size-asian="18pt" style:font-size-complex="18pt"/>
    </style:style>
    <style:style style:name="T9" style:family="text">
      <style:text-properties fo:font-size="18pt" style:text-underline-style="solid" style:text-underline-width="auto" style:text-underline-color="font-color" officeooo:rsid="00257f2a" style:font-size-asian="18pt" style:font-size-complex="18pt"/>
    </style:style>
    <style:style style:name="T10" style:family="text">
      <style:text-properties fo:font-size="18pt" style:text-underline-style="solid" style:text-underline-width="auto" style:text-underline-color="font-color" officeooo:rsid="0018e72a" style:font-size-asian="18pt" style:font-size-complex="18pt"/>
    </style:style>
    <style:style style:name="T11" style:family="text">
      <style:text-properties fo:font-size="18pt" style:font-size-asian="18pt" style:font-size-complex="18pt"/>
    </style:style>
    <style:style style:name="T12" style:family="text">
      <style:text-properties fo:font-size="18pt" officeooo:rsid="002c3293" style:font-size-asian="18pt" style:font-size-complex="18pt"/>
    </style:style>
    <style:style style:name="T13" style:family="text">
      <style:text-properties officeooo:rsid="001a093a"/>
    </style:style>
    <style:style style:name="T14" style:family="text">
      <style:text-properties officeooo:rsid="001fe424"/>
    </style:style>
    <style:style style:name="T15" style:family="text">
      <style:text-properties officeooo:rsid="0020f8c4"/>
    </style:style>
    <style:style style:name="T16" style:family="text">
      <style:text-properties officeooo:rsid="00218b7d"/>
    </style:style>
    <style:style style:name="T17" style:family="text">
      <style:text-properties officeooo:rsid="00223b83"/>
    </style:style>
    <style:style style:name="T18" style:family="text">
      <style:text-properties officeooo:rsid="00246f9a"/>
    </style:style>
    <style:style style:name="T19" style:family="text">
      <style:text-properties officeooo:rsid="00257f2a"/>
    </style:style>
    <style:style style:name="T20" style:family="text">
      <style:text-properties officeooo:rsid="0025e5f8"/>
    </style:style>
    <style:style style:name="T21" style:family="text">
      <style:text-properties style:text-underline-style="solid" style:text-underline-width="auto" style:text-underline-color="font-color" officeooo:rsid="00257f2a"/>
    </style:style>
    <style:style style:name="T22" style:family="text">
      <style:text-properties style:text-underline-style="solid" style:text-underline-width="auto" style:text-underline-color="font-color" officeooo:rsid="001a093a"/>
    </style:style>
    <style:style style:name="T23" style:family="text">
      <style:text-properties style:text-underline-style="solid" style:text-underline-width="auto" style:text-underline-color="font-color" officeooo:rsid="0027b93e"/>
    </style:style>
    <style:style style:name="T24" style:family="text">
      <style:text-properties officeooo:rsid="0027b93e"/>
    </style:style>
    <style:style style:name="T25" style:family="text">
      <style:text-properties officeooo:rsid="002bc6bd"/>
    </style:style>
    <style:style style:name="T26" style:family="text">
      <style:text-properties officeooo:rsid="002d364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belard <text:s text:c="80"/>TS2</text:p>
      <text:p text:style-name="P1">Aubinaud</text:p>
      <text:p text:style-name="P1">Coudeville</text:p>
      <text:p text:style-name="P1">Grandadam</text:p>
      <text:p text:style-name="P1">Thao</text:p>
      <text:p text:style-name="P1">Zaki</text:p>
      <text:p text:style-name="P13"/>
      <text:p text:style-name="P13"/>
      <text:p text:style-name="P13"/>
      <text:p text:style-name="P13"/>
      <text:p text:style-name="P13"/>
      <text:p text:style-name="P13"/>
      <text:p text:style-name="P14"/>
      <text:p text:style-name="P17">Spécialité ISN</text:p>
      <text:p text:style-name="P17">Groupe : PAC’s MEN</text:p>
      <text:p text:style-name="P17">Projet d’un Jeu vidéo</text:p>
      <text:p text:style-name="P13"/>
      <text:p text:style-name="P13"/>
      <text:p text:style-name="P13"/>
      <text:p text:style-name="P13"/>
      <text:p text:style-name="P13"/>
      <text:p text:style-name="P13"/>
      <text:p text:style-name="P13"/>
      <text:p text:style-name="P13"/>
      <text:p text:style-name="P13"/>
      <text:p text:style-name="P13"/>
      <text:p text:style-name="P18"/>
      <text:p text:style-name="P18"/>
      <text:p text:style-name="P1">2016-2017</text:p>
      <text:p text:style-name="P18"/>
      <text:p text:style-name="P18"><text:soft-page-break/></text:p>
      <text:p text:style-name="P18"/>
      <text:p text:style-name="P23">Sommaire :</text:p>
      <text:p text:style-name="P23"/>
      <text:p text:style-name="P16"/>
      <text:p text:style-name="P16">I.) Présentation du projet :</text:p>
      <text:p text:style-name="P14"><text:tab/><text:span text:style-name="T19">A</text:span>) Idée générale</text:p>
      <text:p text:style-name="P14"><text:tab/><text:span text:style-name="T19">B</text:span>) Objectifs</text:p>
      <text:p text:style-name="P25"/>
      <text:p text:style-name="P16">II.) Répartition des taches :</text:p>
      <text:p text:style-name="P14"><text:tab/><text:span text:style-name="T19">A</text:span>) Système de sous-parties</text:p>
      <text:p text:style-name="P15"><text:tab/><text:span text:style-name="T19">B</text:span>) Division en binôme </text:p>
      <text:p text:style-name="P14"/>
      <text:p text:style-name="P16">III) Partie personnelle :</text:p>
      <text:p text:style-name="P14"/>
      <text:p text:style-name="P14"/>
      <text:p text:style-name="P16">IV) Annexes :</text:p>
      <text:p text:style-name="P24"/>
      <text:list xml:id="list4910684153002592807" text:style-name="L1">
        <text:list-item>
          <text:p text:style-name="P32">Présentation du projet :</text:p>
        </text:list-item>
      </text:list>
      <text:p text:style-name="P1"/>
      <text:p text:style-name="P1"><text:span text:style-name="T19">A</text:span>) Idée générale</text:p>
      <text:p text:style-name="P1"/>
      <text:p text:style-name="P2">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text:span text:style-name="T24">s</text:span>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
      <text:p text:style-name="P2">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1"><text:span text:style-name="T19">B</text:span>) Objectifs</text:p>
      <text:p text:style-name="P1"/>
      <text:p text:style-name="P2">-Système de déplacement multi-directionnelle</text:p>
      <text:p text:style-name="P2">-Créer des personnages et leurs caractéristiques.</text:p>
      <text:p text:style-name="P2">-Développer un système de combat avec plusieurs entités et des paramètres influant sur celui-ci.</text:p>
      <text:p text:style-name="P2">-Créer trois cartes dont deux avec un éditeur de carte fait par nos soin<text:span text:style-name="T24">s</text:span> et une en labyrinthe. </text:p>
      <text:p text:style-name="P2">-Programmer un système d'inventaire et un système de consommables.</text:p>
      <text:p text:style-name="P2">-Utiliser Pygame.</text:p>
      <text:p text:style-name="P2">-Créer une vision 2D de dessus.</text:p>
      <text:p text:style-name="P2">-Implémenter des ennemis capables d'attaquer.</text:p>
      <text:p text:style-name="P2">-Créer une difficulté croissante au sein du jeu</text:p>
      <text:p text:style-name="P2">-Lancement de la phase combat après collision avec les ennemis</text:p>
      <text:list xml:id="list3448219883661119713" text:style-name="L2">
        <text:list-item>
          <text:p text:style-name="P33">Répartition des t<text:span text:style-name="T24">â</text:span>ches :</text:p>
        </text:list-item>
      </text:list>
      <text:p text:style-name="P1"/>
      <text:p text:style-name="P1"><text:span text:style-name="T19">A</text:span>) Système de sous-parties</text:p>
      <text:p text:style-name="P1"/>
      <text:p text:style-name="P2"><text:tab/>Nous nous sommes reparti le travail selon 3 grands thèmes.</text:p>
      <text:p text:style-name="P12"/>
      <text:p text:style-name="P12">1) Carte</text:p>
      <text:p text:style-name="P2"/>
      <text:p text:style-name="P2">Partie comprenant la création sous forme matricielle de la carte donc la création de l'éditeur qui permet de créer les cartes. Elle gère aussi le déplacement des personnages sur la carte. Cette partie gère aussi les collision<text:span text:style-name="T24">s</text:span> entre les ennemis et le joueur et le déclenchement de la phase combat et la génération aléatoire des textures.</text:p>
      <text:p text:style-name="P2"/>
      <text:p text:style-name="P12">2) Combat</text:p>
      <text:p text:style-name="P2"/>
      <text:p text:style-name="P2">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ext:span text:style-name="T24">s</text:span>. Cette partie comprend aussi la création d'une histoire, son intégration et affichage pour le jeu . Le design des cartes a aussi été pris en charge par cette partie pour correspondre au système de combat et à l'histoire préétablie</text:p>
      <text:p text:style-name="P2"/>
      <text:p text:style-name="P12"/>
      <text:p text:style-name="P12">3) Graphisme</text:p>
      <text:p text:style-name="P2"/>
      <text:p text:style-name="P2">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2"/>
      <text:p text:style-name="P2"/>
      <text:p text:style-name="P2"/>
      <text:p text:style-name="P2"><text:tab/>Un premier groupe, compos<text:span text:style-name="T24">é </text:span>d'Emeric et de Sébastien, s'est chargé de la génération de la carte sous forme de matrice ainsi que de la gestion des différents événements dû<text:span text:style-name="T24">s</text:span> aux actions du joueur sur la carte. </text:p>
      <text:p text:style-name="P2"/>
      <text:p text:style-name="P2"><text:soft-page-break/><text:tab/>Un second groupe, composé de Martin et Pierre Antoine s'est chargé de la création du système de combat avec, entre autre, la création des personnages jouables, des items, des ennemis, des principe<text:span text:style-name="T24">s </text:span>de combat et de les inclure au jeu. Ce second groupe s'est aussi chargé de la création de l'histoire ainsi que de son affichage.</text:p>
      <text:p text:style-name="P2"/>
      <text:p text:style-name="P2"><text:tab/>Enfin, un dernier groupe, composé de Nassim et Clarisse, s'est chargé d'afficher la carte et la fenêtre de combat. Il s'est aussi chargé des menus et de l'inventaire.</text:p>
      <text:p text:style-name="P26"><text:span text:style-name="T7"><text:s text:c="2"/></text:span>III) Partie personnelle :</text:p>
      <text:p text:style-name="P3"/>
      <text:p text:style-name="P4"><text:tab/>Personnellement, je me suis occup<text:span text:style-name="T15">é</text:span> de l’algorithme de combat et d'une parti<text:span text:style-name="T25">e</text:span> de l'affichage de combat.</text:p>
      <text:p text:style-name="P3"/>
      <text:p text:style-name="P4"><text:tab/><text:span text:style-name="T9">A</text:span><text:span text:style-name="T10">) <text:s/>L</text:span><text:span text:style-name="T8">’algorithme de combat :</text:span></text:p>
      <text:p text:style-name="P3"/>
      <text:p text:style-name="P4"><text:tab/> <text:span text:style-name="T6">L'algorithme de combat requiert un certain nombre d'informations pour fonctionner. Il a besoin des classes des participants qui lui sont passées en paramètres avec la classe du joueur ainsi que les classes des différents ennemis sous forme de liste. Il requiert aussi le type d'action du joueur (attaque ou potion), l'action précise (attaque physique ou magique ou la potion à utiliser) ainsi que la cible du joueur en cas d'attaque</text:span></text:p>
      <text:p text:style-name="P4"/>
      <text:p text:style-name="P8"><text:tab/>Il est composé de deux parties : Une première partie qui gère l’ensemble des participants (joueur + ennemi) et une seconde partie intégrée dans le code de chacun des participants grâce à un système de classe.</text:p>
      <text:p text:style-name="P4"/>
      <text:p text:style-name="P4"><text:span text:style-name="T13"><text:tab/></text:span><text:span text:style-name="T22">1) Partie général</text:span><text:span text:style-name="T23">e</text:span><text:span text:style-name="T22"> :</text:span></text:p>
      <text:p text:style-name="P4"/>
      <text:p text:style-name="P19"><text:span text:style-name="T1">Cette partie est constitu</text:span><text:span text:style-name="T5">ée</text:span><text:span text:style-name="T1"> de deux fonction</text:span><text:span text:style-name="T5">s</text:span><text:span text:style-name="T1"> qui se trouve</text:span><text:span text:style-name="T5">nt</text:span><text:span text:style-name="T1"> dans le fichier combat : combat_start et combat_attaque.</text:span></text:p>
      <text:p text:style-name="P9"><text:tab/>La première sert uniquement à combiner tous les participants en une seule liste avant de la trier en fonction de la statistique de vitesse pour permettre au participant le plus rapide d'agir en premier.</text:p>
      <text:p text:style-name="P9"/>
      <text:p text:style-name="P20"><text:span text:style-name="T1"><text:tab/></text:span><text:span text:style-name="T2">La seconde fonction va, à l'aide d'une boucle for, permettre à chacun des participants d'agir chacun à leur tour. Elle va aussi déterminer l'action à réaliser par le participant en fonction d'un certain nombre de paramètres.</text:span></text:p>
      <text:p text:style-name="P20"><text:span text:style-name="T2"><text:tab/>Le plus important est la vie du participant. En effet, si la vie du participant est nul</text:span><text:span text:style-name="T5">e</text:span><text:span text:style-name="T2">, celui-ci est mort et ne doit plus agir. Par ailleurs,si le participant est le joueur, la fonction doit mettre fin au combat et déclencher l'animation de mort.</text:span></text:p>
      <text:p text:style-name="P21"><text:span text:style-name="T2"><text:tab/></text:span><text:span text:style-name="T3">Le second paramètre en ordre d’importance est de savoir si le participant est le joueur ou non.</text:span></text:p>
      <text:p text:style-name="P22"><text:span text:style-name="T3"><text:tab/>Dans le premier cas, la fonction regarde le type d'action du joueur et déclenche les sous-fonction</text:span><text:span text:style-name="T5">s</text:span><text:span text:style-name="T3"> interne</text:span><text:span text:style-name="T5">s</text:span><text:span text:style-name="T3"> à joueur correspondante</text:span><text:span text:style-name="T5">s</text:span><text:span text:style-name="T3"> puis déclenche la fonction gérant les potions </text:span><text:span text:style-name="T4">ainsi que celle gérant les effets </text:span><text:span text:style-name="T3">.</text:span></text:p>
      <text:p text:style-name="P21"><text:span text:style-name="T3"><text:tab/>Dans le second cas, la fonction déclenche les fonctions d’intelligence artificielle puis d'attaque de l’ennemi avant de déclencher la fonction gérant les potions</text:span><text:span text:style-name="T4"> ainsi que celle gérant les effets</text:span><text:span text:style-name="T3">.</text:span></text:p>
      <text:p text:style-name="P10"/>
      <text:p text:style-name="P10"><text:soft-page-break/></text:p>
      <text:p text:style-name="P5"><text:span text:style-name="T13"><text:tab/></text:span><text:span text:style-name="T22">2) Les fonctions de perso :</text:span></text:p>
      <text:p text:style-name="P5"/>
      <text:p text:style-name="P5"><text:tab/><text:span text:style-name="T14">Perso est la classe principale de laquelle sont héritées toutes les classes des participants. Celle-ci comporte 10 fonctions dont 3 sont le système de potion, 2 sont les passifs et 1 sert pour le changement de niveau.</text:span></text:p>
      <text:p text:style-name="P5"><text:tab/><text:span text:style-name="T14">Nous allons nous intéresser aux 4 autres qui sont le cœur du combat.</text:span></text:p>
      <text:p text:style-name="P5"/>
      <text:p text:style-name="P5"><text:tab/><text:span text:style-name="T14">La première fonction est la fonction attaque qui, dans un premier temps, test si le participant n'est pas étourdi (stun). Si oui, la fonction lui retire simplement ce statut et met fin à son attaque. Si non, la fonction exécute les fonctions d'attaque magique ou physique en fonction du type d'attaque souhaité ainsi que les fonctions de passif d'attaque.</text:span></text:p>
      <text:p text:style-name="P5"><text:tab/><text:span text:style-name="T16">Les deux fonctions suivantes sont très similaires. En effet, il s’agit des fonctions attaquephysique et attaquemagique. La seule différence entre ces deux fonctions est l'utilisation des paramètres magiques (magie et résistance) à la place des paramètres physiques (attaque et défense).</text:span></text:p>
      <text:p text:style-name="P5"><text:tab/><text:span text:style-name="T17">Ces deux fonctions commencent par faire un tirage aléatoire pour la précision avant d'en faire un second pour savoir si il y a un coup critique qui doublerait les dégâts. Elles infligent ensuite les dégâts subits par la cible. Ces dégâts sont calculés en fonction de la somme des attaques de l'attaquant et de son arme auquel on soustrait les dégâts absorbés par la défense de la cible <text:s/>combinée à celle de son armure.</text:span></text:p>
      <text:p text:style-name="P5"><text:tab/><text:span text:style-name="T18">La dernière fonction sert à provoquer les effets des différents statuts possibles (brûlure et saignement).</text:span></text:p>
      <text:p text:style-name="P5"/>
      <text:p text:style-name="P5"><text:tab/><text:span text:style-name="T21">3) Les fonctions des ennemis :</text:span></text:p>
      <text:p text:style-name="P5"/>
      <text:p text:style-name="P5"><text:tab/><text:span text:style-name="T19">Les ennemis disposent des fonctions de perso ainsi qu'une fonction d’intelligence artificielle. Celle-ci est assez simple. En effet, elle consiste simplement à dire que les ennemis qui ont une magie plus puissante que leur attaque utiliseront des attaques magiques au lieu d'attaques physiques. Cette fonction défini aussi la cible des ennemis comme étant le joueur.</text:span></text:p>
      <text:p text:style-name="P5"/>
      <text:p text:style-name="P5"><text:span text:style-name="T19"><text:tab/></text:span><text:span text:style-name="T21">4) Les fonction des joueurs :</text:span></text:p>
      <text:p text:style-name="P5"/>
      <text:p text:style-name="P5"><text:tab/><text:span text:style-name="T20">Les joueurs disposent de deux fonctions de passif en plus des fonctions de perso. Le contenu de ces fonctions varie selon les classes.</text:span></text:p>
      <text:p text:style-name="P5"><text:tab/><text:span text:style-name="T20">Le passif de l’assassin magique est un passif d'attaque (qui se déclenche lors d'une attaque). Celui-ci consiste simplement à redonner 5 points de vie à chaque attaque.</text:span></text:p>
      <text:p text:style-name="P6"><text:tab/><text:span text:style-name="T20">Le passif de l’assassin physique est un passif d'attaque. Celui-ci consiste simplement à donner l'effet saignement à sa cible à chaque attaque.</text:span></text:p>
      <text:p text:style-name="P11"><text:soft-page-break/><text:tab/>Le passif du mage est un passif d'attaque. Celui-ci consiste simplement à donner une fois sur 10 l'effet étourdi à sa cible à chaque attaque.</text:p>
      <text:p text:style-name="P6"><text:tab/><text:span text:style-name="T20">Le passif du soigneur est un passif neutre (qui se déclenche à tous les tours). Celui-ci consiste simplement à redonner 15 points de vie au joueur.</text:span></text:p>
      <text:p text:style-name="P6"><text:tab/><text:span text:style-name="T20">Le passif du combattant est un passif neutre. Celui-ci consiste à doubler l'armure et la résistance si les points de vie sont inférieurs de 70 % au point de vie max.</text:span></text:p>
      <text:p text:style-name="P7"><text:tab/><text:span text:style-name="T20">Le passif de l'archer est un passif neutre. Celui-ci consiste à lancer une deuxième attaque sur un autre ennemi que celui visé de manière aléatoire.</text:span></text:p>
      <text:p text:style-name="P7"/>
      <text:p text:style-name="P7"/>
      <text:p text:style-name="P29"><text:span text:style-name="T7"><text:tab/></text:span><text:span text:style-name="T12">B) L</text:span><text:span text:style-name="T11">'affichage de combat :</text:span></text:p>
      <text:p text:style-name="P29"><text:span text:style-name="T11"/></text:p>
      <text:p text:style-name="P30"><text:tab/>J'ai par ailleurs participer à la création de l'interface homme-machine pour le combat. Celle-ci a pour but de permettre à l'utilisateur de renseigner les différente information nécessaire à l’algorithme de combat ainsi que d'afficher les résultats.</text:p>
      <text:p text:style-name="P30"/>
      <text:p text:style-name="P30"><text:tab/>Celle-ci est constituée de plusieurs fonction qui s’enchaîne selon les choix du joueur. Je me suis charger personnellement du bandeau inférieure de sélection ainsi que du système de bouton. </text:p>
      <text:p text:style-name="P30"><text:tab/><text:span text:style-name="T26">J'ai aussi créer sur le même thème la totalité des sélecteurs présent dans les différents menus.</text:span></text:p>
      <text:p text:style-name="P30"><text:tab/></text:p>
      <text:p text:style-name="P31"><text:tab/>J'ai aussi aider à résoudre plusieurs bug dans tous le programme (sauf <text:s/>dans la partie d’Émeric).</text:p>
      <text:p text:style-name="P31"><text:tab/>J'ai par ailleurs intégrer la musique de Basile dans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tru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text-properties fo:font-size="36pt" style:text-underline-style="solid" style:text-underline-width="auto" style:text-underline-color="font-color" fo:font-weight="bold" style:font-size-asian="31.5pt" style:font-weight-asian="bold" style:font-size-complex="3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5T22:34:50.755000000</dc:date>
    <meta:editing-cycles>19</meta:editing-cycles>
    <meta:editing-duration>PT10H34M1S</meta:editing-duration>
    <meta:generator>LibreOffice/4.1.6.2$Windows_x86 LibreOffice_project/40ff705089295be5be0aae9b15123f687c05b0a</meta:generator>
    <meta:document-statistic meta:table-count="0" meta:image-count="0" meta:object-count="0" meta:page-count="8" meta:paragraph-count="83" meta:word-count="1646" meta:character-count="10169" meta:non-whitespace-character-count="8473"/>
  </office:meta>
</office:document-meta>
</file>